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2" table:formula="oooc:=DAYS(NOW();[January.A4])" office:value-type="float" office:value="292.743831018517">
            <text:p>292.74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64236657374011">
            <text:p>0.8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4-28T09:26:52.768929">
            <text:p>04/28/09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23245195364176">
            <text:p>0.8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6-10T19:38:07.110284">
            <text:p>06/10/09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4809418167948">
            <text:p>0.75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7-24T00:30:25.528415">
            <text:p>07/24/09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66965246451682">
            <text:p>0.67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9-08T04:18:51.47644">
            <text:p>09/08/09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04707375996087">
            <text:p>0.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7-20T05:20:25.249488">
            <text:p>07/20/09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30T17:51:12">
            <text:p>10/30/08</text:p>
          </table:table-cell>
          <table:table-cell table:formula="oooc:=DAYS(NOW();1/1/8)" office:value-type="float" office:value="39751.6188888889">
            <text:p>39751.6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27077707286804">
            <text:p>0.3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5-01T07:01:44.760951">
            <text:p>05/01/10</text:p>
          </table:table-cell>
          <table:table-cell/>
          <table:table-cell table:style-name="ce2" table:formula="oooc:=DAYS(NOW();[January.A4])" office:value-type="float" office:value="292.743888888886">
            <text:p>292.7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10/30/2008</text:date>, <text:time>17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30T17:51:11</dc:date>
    <meta:editing-cycles>203</meta:editing-cycles>
    <meta:editing-duration>P12DT8H41M3S</meta:editing-duration>
    <meta:user-defined meta:name="Info 1"/>
    <meta:user-defined meta:name="Info 2"/>
    <meta:user-defined meta:name="Info 3"/>
    <meta:user-defined meta:name="Info 4"/>
    <meta:document-statistic meta:table-count="10" meta:cell-count="2919"/>
  </office:meta>
</office:document-meta>
</file>